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979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253.965611189876" calcext:value-type="float">
            <text:p>-253.9656111898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0163934426229" calcext:value-type="float">
            <text:p>59.01639344262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61.083220875922" calcext:value-type="float">
            <text:p>261.0832208759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1.889400921659" calcext:value-type="float">
            <text:p>21.8894009216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91.811114499098" calcext:value-type="float">
            <text:p>-191.811114499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.0599078341014" calcext:value-type="float">
            <text:p>61.05990783410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0.98259128080017" calcext:value-type="float">
            <text:p>0.982591280800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5367647058823" calcext:value-type="float">
            <text:p>57.536764705882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-111.362776319741" calcext:value-type="float">
            <text:p>-111.3627763197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0932475884244" calcext:value-type="float">
            <text:p>61.09324758842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1004.55561854884" calcext:value-type="float">
            <text:p>-1004.555618548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3344191096634" calcext:value-type="float">
            <text:p>52.33441910966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ce4" office:value-type="float" office:value="357.474765414695" calcext:value-type="float">
            <text:p>357.4747654146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8.6866359447005" calcext:value-type="float">
            <text:p>28.68663594470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-171.347845824134" calcext:value-type="float">
            <text:p>-171.34784582413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68.5483870967742" calcext:value-type="float">
            <text:p>68.548387096774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3.3944213161375" calcext:value-type="float">
            <text:p>33.39442131613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0.7269072171368" calcext:value-type="float">
            <text:p>10.7269072171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161616161616" calcext:value-type="float">
            <text:p>61.61616161616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-168.462282673981" calcext:value-type="float">
            <text:p>-168.4622826739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8552631578947" calcext:value-type="float">
            <text:p>60.85526315789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1094.10539709461" calcext:value-type="float">
            <text:p>-1094.105397094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0569476082" calcext:value-type="float">
            <text:p>52.505694760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89.270468982197" calcext:value-type="float">
            <text:p>289.2704689821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4009216589862" calcext:value-type="float">
            <text:p>39.40092165898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-70.3178647628642" calcext:value-type="float">
            <text:p>-70.3178647628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.3225806451613" calcext:value-type="float">
            <text:p>65.32258064516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35.1806378213589" calcext:value-type="float">
            <text:p>35.18063782135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48.518635411312" calcext:value-type="float">
            <text:p>-148.518635411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455525606469" calcext:value-type="float">
            <text:p>61.4555256064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1653.68602915902" calcext:value-type="float">
            <text:p>-1653.686029159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7970687711387" calcext:value-type="float">
            <text:p>39.79706877113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220.74508451841" calcext:value-type="float">
            <text:p>220.74508451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0046082949309" calcext:value-type="float">
            <text:p>47.00460829493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32.7793172611341" calcext:value-type="float">
            <text:p>32.7793172611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.0967741935484" calcext:value-type="float">
            <text:p>62.096774193548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32.6047299181869" calcext:value-type="float">
            <text:p>32.60472991818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58.3913864625186" calcext:value-type="float">
            <text:p>58.3913864625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529880478088" calcext:value-type="float">
            <text:p>61.752988047808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35.9234060259449" calcext:value-type="float">
            <text:p>-35.92340602594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3279098873592" calcext:value-type="float">
            <text:p>62.32790988735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2346.56819277245" calcext:value-type="float">
            <text:p>-2346.56819277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4719101123596" calcext:value-type="float">
            <text:p>32.47191011235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53.550132718576" calcext:value-type="float">
            <text:p>253.5501327185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3732718894" calcext:value-type="float">
            <text:p>52.0737327188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93.4678729859541" calcext:value-type="float">
            <text:p>93.4678729859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.2076124567474" calcext:value-type="float">
            <text:p>60.207612456747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32.5395238600595" calcext:value-type="float">
            <text:p>32.53952386005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95.7130074615387" calcext:value-type="float">
            <text:p>95.71300746153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459627329193" calcext:value-type="float">
            <text:p>61.64596273291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59.822265935964" calcext:value-type="float">
            <text:p>-59.822265935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393939393939" calcext:value-type="float">
            <text:p>61.93939393939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1993.42393907153" calcext:value-type="float">
            <text:p>-1993.423939071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3307776560789" calcext:value-type="float">
            <text:p>46.33077765607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109.05115775923" calcext:value-type="float">
            <text:p>109.051157759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0276497695853" calcext:value-type="float">
            <text:p>57.027649769585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134.620105310424" calcext:value-type="float">
            <text:p>134.6201053104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.5928489042676" calcext:value-type="float">
            <text:p>58.592848904267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41.967422457357" calcext:value-type="float">
            <text:p>41.9674224573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144.142093580875" calcext:value-type="float">
            <text:p>144.1420935808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57091561939" calcext:value-type="float">
            <text:p>62.65709156193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0.3446905700432" calcext:value-type="float">
            <text:p>-30.34469057004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403321470937" calcext:value-type="float">
            <text:p>62.04033214709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1219.18777978383" calcext:value-type="float">
            <text:p>-1219.187779783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497461928934" calcext:value-type="float">
            <text:p>41.4974619289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70.8751797495" calcext:value-type="float">
            <text:p>70.87517974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7926267281106" calcext:value-type="float">
            <text:p>59.79262672811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2.692945893994" calcext:value-type="float">
            <text:p>182.692945893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.439446366782" calcext:value-type="float">
            <text:p>57.43944636678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36.907174097726" calcext:value-type="float">
            <text:p>36.9071740977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30.260918103393" calcext:value-type="float">
            <text:p>130.2609181033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38912133891" calcext:value-type="float">
            <text:p>62.13389121338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number-columns-repeated="2" table:style-name="Default" office:value-type="float" office:value="38.5807005750537" calcext:value-type="float">
            <text:p>38.58070057505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049941928" calcext:value-type="float">
            <text:p>62.1370499419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2079.22932679307" calcext:value-type="float">
            <text:p>-2079.229326793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933623503809" calcext:value-type="float">
            <text:p>41.89336235038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79.6839126487514" calcext:value-type="float">
            <text:p>79.68391264875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2903225806452" calcext:value-type="float">
            <text:p>61.2903225806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table:style-name="ce4" office:value-type="float" office:value="211.557909429003" calcext:value-type="float">
            <text:p>211.557909429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.1707035755479" calcext:value-type="float">
            <text:p>56.170703575547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47.7203288932369" calcext:value-type="float">
            <text:p>47.72032889323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2119815668203" calcext:value-type="float">
            <text:p>62.21198156682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112.054724760531" calcext:value-type="float">
            <text:p>112.0547247605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772946859903" calcext:value-type="float">
            <text:p>62.07729468599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1538.37203787159" calcext:value-type="float">
            <text:p>-1538.372037871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4.8759439050701" calcext:value-type="float">
            <text:p>44.87594390507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187.399974527471" calcext:value-type="float">
            <text:p>187.399974527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.0173010380623" calcext:value-type="float">
            <text:p>55.01730103806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39.6080235616082" calcext:value-type="float">
            <text:p>39.60802356160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377162629758" calcext:value-type="float">
            <text:p>61.93771626297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ce4" office:value-type="float" office:value="225.254501489298" calcext:value-type="float">
            <text:p>225.2545014892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.2542372881356" calcext:value-type="float">
            <text:p>65.25423728813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number-columns-repeated="2" table:style-name="ce4" office:value-type="float" office:value="48.0269632847186" calcext:value-type="float">
            <text:p>48.0269632847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847651775487" calcext:value-type="float">
            <text:p>62.08476517754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2974.6142442775" calcext:value-type="float">
            <text:p>-2974.61424427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7777777777778" calcext:value-type="float">
            <text:p>39.77777777777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16.1221111753596" calcext:value-type="float">
            <text:p>-16.12211117535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6728110599078" calcext:value-type="float">
            <text:p>62.67281105990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204.123449192622" calcext:value-type="float">
            <text:p>204.123449192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3252595155709" calcext:value-type="float">
            <text:p>54.325259515570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55.1954849743761" calcext:value-type="float">
            <text:p>55.19548497437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83967704729" calcext:value-type="float">
            <text:p>62.16839677047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201.241599935115" calcext:value-type="float">
            <text:p>201.2415999351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" calcext:value-type="float">
            <text:p>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number-columns-repeated="2" table:style-name="Default" office:value-type="float" office:value="10.7889619480727" calcext:value-type="float">
            <text:p>10.78896194807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86301369863" calcext:value-type="float">
            <text:p>61.986301369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4.86860160182462" calcext:value-type="float">
            <text:p>4.868601601824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6815642458101" calcext:value-type="float">
            <text:p>62.68156424581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number-columns-repeated="2" table:style-name="ce4" office:value-type="float" office:value="74.5222247304462" calcext:value-type="float">
            <text:p>74.52222473044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83967704729" calcext:value-type="float">
            <text:p>62.16839677047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81.297952672446" calcext:value-type="float">
            <text:p>181.2979526724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5.8730158730159" calcext:value-type="float">
            <text:p>65.87301587301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-52.9224703187553" calcext:value-type="float">
            <text:p>-52.92247031875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480136208854" calcext:value-type="float">
            <text:p>61.74801362088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1470.91831788301" calcext:value-type="float">
            <text:p>-1470.918317883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2795698924731" calcext:value-type="float">
            <text:p>48.27956989247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2" table:style-name="Default" office:value-type="float" office:value="-69.3503886280788" calcext:value-type="float">
            <text:p>-69.350388628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8235294117647" calcext:value-type="float">
            <text:p>58.823529411764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68.702723287079" calcext:value-type="float">
            <text:p>68.7027232870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4202898550725" calcext:value-type="float">
            <text:p>59.42028985507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-108.840055164174" calcext:value-type="float">
            <text:p>-108.8400551641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298087739033" calcext:value-type="float">
            <text:p>61.5298087739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number-columns-repeated="2" table:style-name="ce4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7"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-108.840055164174" calcext:value-type="float">
            <text:p>-108.8400551641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298087739033" calcext:value-type="float">
            <text:p>61.5298087739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4849.99608468195" calcext:value-type="float">
            <text:p>-4849.996084681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6.4807930607187" calcext:value-type="float">
            <text:p>16.48079306071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2395.21839082886" calcext:value-type="float">
            <text:p>-2395.218390828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009009009009" calcext:value-type="float">
            <text:p>34.0090090090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898.828921365828" calcext:value-type="float">
            <text:p>-898.8289213658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7576791808874" calcext:value-type="float">
            <text:p>46.75767918088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1194.58532221168" calcext:value-type="float">
            <text:p>-1194.585322211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0314875135722" calcext:value-type="float">
            <text:p>51.03148751357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275.22464974266" calcext:value-type="float">
            <text:p>-275.224649742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8080357142857" calcext:value-type="float">
            <text:p>56.808035714285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445.978394924913" calcext:value-type="float">
            <text:p>-445.9783949249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13605442177" calcext:value-type="float">
            <text:p>53.401360544217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02.243512420312" calcext:value-type="float">
            <text:p>-202.243512420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5505617977528" calcext:value-type="float">
            <text:p>59.55056179775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617.815721796514" calcext:value-type="float">
            <text:p>-617.8157217965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.4910941475827" calcext:value-type="float">
            <text:p>49.49109414758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767.728000880605" calcext:value-type="float">
            <text:p>-767.7280008806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6751918158568" calcext:value-type="float">
            <text:p>46.67519181585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598.857243123559" calcext:value-type="float">
            <text:p>-598.8572431235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248243559719" calcext:value-type="float">
            <text:p>52.22482435597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number-columns-repeated="2" table:style-name="Default" office:value-type="float" office:value="-654.826109852381" calcext:value-type="float">
            <text:p>-654.8261098523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795637198622" calcext:value-type="float">
            <text:p>51.7795637198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3194.02711576645" calcext:value-type="float">
            <text:p>-3194.027115766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9273504273504" calcext:value-type="float">
            <text:p>37.92735042735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1681.07335232067" calcext:value-type="float">
            <text:p>-1681.073352320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7567567567568" calcext:value-type="float">
            <text:p>48.75675675675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2302.44331431516" calcext:value-type="float">
            <text:p>-2302.443314315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4172185430464" calcext:value-type="float">
            <text:p>37.41721854304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7"/>
          <table:table-cell table:number-columns-repeated="97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2:10:10.063487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09T12:28:02.803100598</dc:date>
    <meta:editing-duration>PT2H11M3S</meta:editing-duration>
    <meta:editing-cycles>10</meta:editing-cycles>
    <meta:generator>LibreOffice/6.4.7.2$Linux_X86_64 LibreOffice_project/40$Build-2</meta:generator>
    <meta:document-statistic meta:table-count="1" meta:cell-count="636" meta:object-count="0"/>
  </office:meta>
</office:document-meta>
</file>